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84c34" officeooo:paragraph-rsid="00184c34"/>
    </style:style>
    <style:style style:name="P2" style:family="paragraph" style:parent-style-name="Header">
      <style:text-properties officeooo:rsid="00184c34" officeooo:paragraph-rsid="00184c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/text:p>
      <text:p text:style-name="P1">// Ejercicio 1</text:p>
      <text:p text:style-name="P1">//</text:p>
      <text:p text:style-name="P1">let Bool = {};</text:p>
      <text:p text:style-name="P1"/>
      <text:p text:style-name="P1">function Constante() {};</text:p>
      <text:p text:style-name="P1">let TT = new Constante();</text:p>
      <text:p text:style-name="P1">let FF = new Constante();</text:p>
      <text:p text:style-name="P1"/>
      <text:p text:style-name="P1">function Funcion(tipo1, tipo2) {</text:p>
      <text:p text:style-name="P1"><text:tab/>this.dominio = tipo1;</text:p>
      <text:p text:style-name="P1"><text:tab/>this.imagen = tipo2;</text:p>
      <text:p text:style-name="P1">}</text:p>
      <text:p text:style-name="P1"/>
      <text:p text:style-name="P1">function Aplicacion(expresion1, expresion2){</text:p>
      <text:p text:style-name="P1"><text:tab/>this.funcion = expresion1;</text:p>
      <text:p text:style-name="P1"><text:tab/>this.parametro = expresion2;</text:p>
      <text:p text:style-name="P1">}</text:p>
      <text:p text:style-name="P1"/>
      <text:p text:style-name="P1">function Abstraccion(variable,tipo,expresion){</text:p>
      <text:p text:style-name="P1"><text:tab/>this.variableLibre = variable;</text:p>
      <text:p text:style-name="P1"><text:tab/>this.tipo = tipo;</text:p>
      <text:p text:style-name="P1"><text:tab/>this.expresion = expresion;</text:p>
      <text:p text:style-name="P1">}</text:p>
      <text:p text:style-name="P1"/>
      <text:p text:style-name="P1">function VariableLibre(nombre){</text:p>
      <text:p text:style-name="P1"><text:tab/>this.nombre = nombre;</text:p>
      <text:p text:style-name="P1">}</text:p>
      <text:p text:style-name="P1"/>
      <text:p text:style-name="P1">//</text:p>
      <text:p text:style-name="P1">// Ejercicio 2</text:p>
      <text:p text:style-name="P1">//</text:p>
      <text:p text:style-name="P1">Bool.toString = function(){</text:p>
      <text:p text:style-name="P1"><text:tab/>return "Bool";</text:p>
      <text:p text:style-name="P1">}</text:p>
      <text:p text:style-name="P1"/>
      <text:p text:style-name="P1"/>
      <text:p text:style-name="P1">TT.toString = function(){</text:p>
      <text:p text:style-name="P1"><text:tab/>return "True";</text:p>
      <text:p text:style-name="P1">};</text:p>
      <text:p text:style-name="P1"/>
      <text:p text:style-name="P1">FF.toString = function(){</text:p>
      <text:p text:style-name="P1"><text:tab/>return "False";</text:p>
      <text:p text:style-name="P1">};</text:p>
      <text:p text:style-name="P1"/>
      <text:p text:style-name="P1">Funcion.prototype.toString = function(){</text:p>
      <text:p text:style-name="P1"><text:tab/>return '(' + this.dominio.toString() + ' -&gt; ' + this.imagen.toString() + ')';</text:p>
      <text:p text:style-name="P1">}</text:p>
      <text:p text:style-name="P1"/>
      <text:p text:style-name="P1"/>
      <text:p text:style-name="P1">Aplicacion.prototype.toString = function(){</text:p>
      <text:p text:style-name="P1"><text:tab/>return '(' + this.funcion.toString() + ' ' + this.parametro.toString() + ')';</text:p>
      <text:p text:style-name="P1">}</text:p>
      <text:p text:style-name="P1"/>
      <text:p text:style-name="P1"/>
      <text:p text:style-name="P1">Abstraccion.prototype.toString = function(){</text:p>
      <text:p text:style-name="P1"><text:tab/>return '(\\' + this.variableLibre.toString() + ':' + this.tipo.toString() + '.' + this.expresion.toString() + ')';</text:p>
      <text:p text:style-name="P1">}</text:p>
      <text:p text:style-name="P1"><text:soft-page-break/></text:p>
      <text:p text:style-name="P1"/>
      <text:p text:style-name="P1"/>
      <text:p text:style-name="P1">VariableLibre.prototype.toString = function(){</text:p>
      <text:p text:style-name="P1"><text:tab/>return this.nombre;</text:p>
      <text:p text:style-name="P1">}</text:p>
      <text:p text:style-name="P1"/>
      <text:p text:style-name="P1">//</text:p>
      <text:p text:style-name="P1">// Ejercicio 3</text:p>
      <text:p text:style-name="P1">//</text:p>
      <text:p text:style-name="P1"/>
      <text:p text:style-name="P1">Bool.deepCopy = function(){</text:p>
      <text:p text:style-name="P1"><text:tab/>return this;</text:p>
      <text:p text:style-name="P1">}</text:p>
      <text:p text:style-name="P1"/>
      <text:p text:style-name="P1"/>
      <text:p text:style-name="P1">Constante.prototype.deepCopy = function(){</text:p>
      <text:p text:style-name="P1"><text:tab/>return this;</text:p>
      <text:p text:style-name="P1">}</text:p>
      <text:p text:style-name="P1"/>
      <text:p text:style-name="P1"/>
      <text:p text:style-name="P1">let DeepCopyTrait = {};</text:p>
      <text:p text:style-name="P1">DeepCopyTrait.deepCopy = function(){</text:p>
      <text:p text:style-name="P1"><text:tab/>let newCopy = {};</text:p>
      <text:p text:style-name="P1"><text:tab/>for(let property in this){</text:p>
      <text:p text:style-name="P1"><text:tab/><text:tab/>if(DeepCopyTrait.prototype.isPrototypeOf(this[property])){</text:p>
      <text:p text:style-name="P1"><text:tab/><text:tab/><text:tab/>newCopy[property] = this[property].deepCopy();</text:p>
      <text:p text:style-name="P1"><text:tab/><text:tab/>} else if(!Function.prototype.isPrototypeOf(this[property])) {</text:p>
      <text:p text:style-name="P1"><text:tab/><text:tab/><text:tab/>newCopy[property] = this[property];</text:p>
      <text:p text:style-name="P1"><text:tab/><text:tab/>}</text:p>
      <text:p text:style-name="P1"><text:tab/>}</text:p>
      <text:p text:style-name="P1"><text:tab/>newCopy.__proto__ = this.__proto__</text:p>
      <text:p text:style-name="P1"><text:tab/>return newCopy;</text:p>
      <text:p text:style-name="P1">}</text:p>
      <text:p text:style-name="P1"/>
      <text:p text:style-name="P1"/>
      <text:p text:style-name="P1">function Expresion(){};</text:p>
      <text:p text:style-name="P1">Expresion.prototype = Object.assign(Expresion.prototype, DeepCopyTrait);</text:p>
      <text:p text:style-name="P1"/>
      <text:p text:style-name="P1">Bool.__proto__ = Expresion.prototype;</text:p>
      <text:p text:style-name="P1">Constante.prototype.__proto__ = Expresion.prototype;</text:p>
      <text:p text:style-name="P1">Funcion.prototype.__proto__ = Expresion.prototype;</text:p>
      <text:p text:style-name="P1">Aplicacion.prototype.__proto__ = Expresion.prototype;</text:p>
      <text:p text:style-name="P1">Abstraccion.prototype.__proto__ = Expresion.prototype;</text:p>
      <text:p text:style-name="P1">VariableLibre.prototype.__proto__ = Expresion.prototype;</text:p>
      <text:p text:style-name="P1"/>
      <text:p text:style-name="P1"/>
      <text:p text:style-name="P1">// Ejercicio 4</text:p>
      <text:p text:style-name="P1"/>
      <text:p text:style-name="P1">TT.sust = function(variableLibre, expresion) {</text:p>
      <text:p text:style-name="P1"><text:tab/>return this;</text:p>
      <text:p text:style-name="P1">}</text:p>
      <text:p text:style-name="P1"/>
      <text:p text:style-name="P1">FF.sust = function(variableLibre, expresion) {</text:p>
      <text:p text:style-name="P1"><text:tab/>return this;</text:p>
      <text:p text:style-name="P1">}</text:p>
      <text:p text:style-name="P1"/>
      <text:p text:style-name="P1"/>
      <text:p text:style-name="P1">Aplicacion.prototype.sust = function(variableLibre, expresion){</text:p>
      <text:p text:style-name="P1"><text:tab/>let funcion = this.funcion.sust(variableLibre, expresion);</text:p>
      <text:p text:style-name="P1"><text:tab/>let parametro = this.parametro.sust(variableLibre, expresion);</text:p>
      <text:p text:style-name="P1"><text:soft-page-break/><text:tab/>return new Aplicacion(funcion, parametro);</text:p>
      <text:p text:style-name="P1">}</text:p>
      <text:p text:style-name="P1"/>
      <text:p text:style-name="P1">Abstraccion.prototype.sust = function(variableLibre, expresion){</text:p>
      <text:p text:style-name="P1"><text:tab/>let nuevaExpresion;</text:p>
      <text:p text:style-name="P1"><text:tab/>if(this.variableLibre != variableLibre) {</text:p>
      <text:p text:style-name="P1"><text:tab/><text:tab/>nuevaExpresion = this.expresion.sust(variableLibre, expresion);</text:p>
      <text:p text:style-name="P1"><text:tab/>} else {</text:p>
      <text:p text:style-name="P1"><text:tab/><text:tab/>nuevaExpresion = this.expresion.deepCopy();</text:p>
      <text:p text:style-name="P1"><text:tab/>}</text:p>
      <text:p text:style-name="P1"/>
      <text:p text:style-name="P1"><text:tab/>return new Abstraccion(this.variableLibre, this.tipo, nuevaExpresion);</text:p>
      <text:p text:style-name="P1">}</text:p>
      <text:p text:style-name="P1"/>
      <text:p text:style-name="P1">VariableLibre.prototype.sust = function(variableLibre, expresion){</text:p>
      <text:p text:style-name="P1"><text:tab/>if(this.nombre == variableLibre){</text:p>
      <text:p text:style-name="P1"><text:tab/><text:tab/>return expresion.deepCopy();</text:p>
      <text:p text:style-name="P1"><text:tab/>} else {</text:p>
      <text:p text:style-name="P1"><text:tab/><text:tab/>return this.deepCopy();</text:p>
      <text:p text:style-name="P1"><text:tab/>}</text:p>
      <text:p text:style-name="P1">}</text:p>
      <text:p text:style-name="P1"/>
      <text:p text:style-name="P1"/>
      <text:p text:style-name="P1">// Ejercicio 5</text:p>
      <text:p text:style-name="P1"/>
      <text:p text:style-name="P1">function Valor () {};</text:p>
      <text:p text:style-name="P1">Valor.prototype.__proto__ = Expresion.prototype;</text:p>
      <text:p text:style-name="P1"/>
      <text:p text:style-name="P1">Constante.prototype.__proto__ = Valor.prototype;</text:p>
      <text:p text:style-name="P1">Abstraccion.prototype.__proto__ = Valor.prototype;</text:p>
      <text:p text:style-name="P1"/>
      <text:p text:style-name="P1">Abstraccion.prototype.ejecutar = function(valor){</text:p>
      <text:p text:style-name="P1"><text:s/><text:tab/>return this.expresion.sust(this.variableLibre.toString(), valor);</text:p>
      <text:p text:style-name="P1">}</text:p>
      <text:p text:style-name="P1"/>
      <text:p text:style-name="P1">Aplicacion.prototype.reducir = function(){</text:p>
      <text:p text:style-name="P1"><text:s/><text:tab/>if(!Valor.prototype.isPrototypeOf(this.funcion)){</text:p>
      <text:p text:style-name="P1"><text:s/><text:tab/><text:tab/>return new Aplicacion(this.funcion.reducir(), this.parametro);</text:p>
      <text:p text:style-name="P1"><text:s/><text:tab/>} else if(!Valor.prototype.isPrototypeOf(this.parametro)){</text:p>
      <text:p text:style-name="P1"><text:s/><text:tab/><text:tab/>return new Aplicacion(this.funcion, this.parametro.reducir())</text:p>
      <text:p text:style-name="P1"><text:s/><text:tab/>} else {</text:p>
      <text:p text:style-name="P1"><text:s/><text:tab/><text:tab/>return this.funcion.ejecutar(this.parametro);</text:p>
      <text:p text:style-name="P1"><text:s/><text:tab/>}</text:p>
      <text:p text:style-name="P1">}</text:p>
      <text:p text:style-name="P1"/>
      <text:p text:style-name="P1"/>
      <text:p text:style-name="P1">//</text:p>
      <text:p text:style-name="P1">//Evaluar</text:p>
      <text:p text:style-name="P1">//</text:p>
      <text:p text:style-name="P1"/>
      <text:p text:style-name="P1"/>
      <text:p text:style-name="P1">Expresion.prototype.evaluar = function(){</text:p>
      <text:p text:style-name="P1"><text:tab/>if(Valor.prototype.isPrototypeOf(this)){</text:p>
      <text:p text:style-name="P1"><text:tab/><text:tab/>return this.deepCopy();</text:p>
      <text:p text:style-name="P1"><text:tab/>} else {</text:p>
      <text:p text:style-name="P1"><text:tab/><text:tab/>return this.reducir().evaluar();</text:p>
      <text:p text:style-name="P1"><text:tab/>}</text:p>
      <text:p text:style-name="P1">}</text:p>
      <text:p text:style-name="P1"/>
      <text:p text:style-name="P1">// // Ejemplos</text:p>
      <text:p text:style-name="P1">let BoolToBool = new Funcion(new Funcion(Bool,Bool), Bool);</text:p>
      <text:p text:style-name="P1"><text:soft-page-break/></text:p>
      <text:p text:style-name="P1">let x = new VariableLibre('x');</text:p>
      <text:p text:style-name="P1">let y = new VariableLibre('y');</text:p>
      <text:p text:style-name="P1"/>
      <text:p text:style-name="P1">let funcionIdBool = new Abstraccion(x.deepCopy(), Bool, x.deepCopy());</text:p>
      <text:p text:style-name="P1"/>
      <text:p text:style-name="P1">let esTrue = new Aplicacion(funcionIdBool.deepCopy(), TT);</text:p>
      <text:p text:style-name="P1"/>
      <text:p text:style-name="P1">let funcionQ = new Abstraccion(</text:p>
      <text:p text:style-name="P1"><text:s text:c="2"/><text:tab/>x.deepCopy(), Bool, </text:p>
      <text:p text:style-name="P1"><text:s text:c="2"/><text:tab/>new Aplicacion( x.deepCopy(), y.deepCopy()));</text:p>
      <text:p text:style-name="P1"/>
      <text:p text:style-name="P1">let funcionIdBoolToBool = new Abstraccion(</text:p>
      <text:p text:style-name="P1"><text:tab/>new VariableLibre('x'), </text:p>
      <text:p text:style-name="P1"><text:s text:c="2"/><text:tab/>new Funcion(Bool, Bool), </text:p>
      <text:p text:style-name="P1"><text:s text:c="2"/><text:tab/>new VariableLibre('x'));</text:p>
      <text:p text:style-name="P1"/>
      <text:p text:style-name="P1">let esTrueMNoValor = new Aplicacion(</text:p>
      <text:p text:style-name="P1"><text:tab/>new Aplicacion (</text:p>
      <text:p text:style-name="P1"><text:tab/><text:tab/>funcionIdBoolToBool, </text:p>
      <text:p text:style-name="P1"><text:tab/><text:tab/>funcionIdBool), </text:p>
      <text:p text:style-name="P1"><text:tab/>TT)</text:p>
      <text:p text:style-name="P1"/>
      <text:p text:style-name="P1"/>
      <text:p text:style-name="P1">let esTrueNNoValor = new Aplicacion(funcionIdBool, esTrue);</text:p>
      <text:p text:style-name="P1"/>
      <text:p text:style-name="P1">console.log(`===================================================================`)</text:p>
      <text:p text:style-name="P1">console.log(`toString`)</text:p>
      <text:p text:style-name="P1">console.log(`===================================================================`)</text:p>
      <text:p text:style-name="P1">console.log(`(1) Bool: ${Bool.toString()}`)</text:p>
      <text:p text:style-name="P1">console.log(`(2) Funcion: ${BoolToBool.toString()}`)</text:p>
      <text:p text:style-name="P1">console.log(`(3) TT: ${TT.toString()}`)</text:p>
      <text:p text:style-name="P1">console.log(`(4) FF: ${FF.toString()}`)</text:p>
      <text:p text:style-name="P1">console.log(`(5) VariableLibre: ${x.toString()}`)</text:p>
      <text:p text:style-name="P1">console.log(`(6) Abstraccion: ${funcionIdBool.toString()}`)</text:p>
      <text:p text:style-name="P1">console.log(`(7) Applicacion: ${esTrue.toString()}`)</text:p>
      <text:p text:style-name="P1"/>
      <text:p text:style-name="P1"/>
      <text:p text:style-name="P1">console.log(`===================================================================`)</text:p>
      <text:p text:style-name="P1">console.log(`deepCopy - Las Bool, TT y FF se devuelven a si mismas porque nunca cambian`)</text:p>
      <text:p text:style-name="P1">console.log(`===================================================================`)</text:p>
      <text:p text:style-name="P1">console.log(`(1) Expresion: ${BoolToBool.toString()}`)</text:p>
      <text:p text:style-name="P1">console.log(`(1) DeepCopyChecks: ${BoolToBool != BoolToBool.deepCopy() &amp;&amp; BoolToBool.toString() == BoolToBool.deepCopy().toString()}`)</text:p>
      <text:p text:style-name="P1">console.log(`\n`)</text:p>
      <text:p text:style-name="P1">console.log(`(2) Expresion: ${x.toString()}`)</text:p>
      <text:p text:style-name="P1">console.log(`(2) DeepCopyChecks: ${x != x.deepCopy() &amp;&amp; x.toString() == x.deepCopy().toString()}`)</text:p>
      <text:p text:style-name="P1">console.log(`\n`)</text:p>
      <text:p text:style-name="P1">console.log(`(3) Expresion: ${funcionIdBool.toString()}`)</text:p>
      <text:p text:style-name="P1">console.log(`(3) DeepCopyChecks: ${funcionIdBool != funcionIdBool.deepCopy() &amp;&amp; funcionIdBool.toString() == funcionIdBool.deepCopy().toString()}`)</text:p>
      <text:p text:style-name="P1">console.log(`\n`)</text:p>
      <text:p text:style-name="P1">console.log(`(4) Expresion: ${esTrue.toString()}`)</text:p>
      <text:p text:style-name="P1">console.log(`(4) DeepCopyChecks: ${esTrue != esTrue.deepCopy() &amp;&amp; esTrue.toString() == esTrue.deepCopy().toString()}`)</text:p>
      <text:p text:style-name="P1"><text:soft-page-break/></text:p>
      <text:p text:style-name="P1"/>
      <text:p text:style-name="P1">console.log(`===================================================================`)</text:p>
      <text:p text:style-name="P1">console.log(`sust - Devuelve expresiones nuevas, no las modifica. Bool y Funcion, no saben responder sust.`)</text:p>
      <text:p text:style-name="P1">console.log(`===================================================================`)</text:p>
      <text:p text:style-name="P1">console.log(`(1) Expresion: ${TT.toString()}`)</text:p>
      <text:p text:style-name="P1">console.log(`(1) Sustituir x por False: ${TT.sust('x', FF).toString()}`);</text:p>
      <text:p text:style-name="P1">console.log(`\n`)</text:p>
      <text:p text:style-name="P1">console.log(`(2) Expresion: ${FF.toString()}`)</text:p>
      <text:p text:style-name="P1">console.log(`(2) Sustituir x por True: ${FF.sust('x', TT).toString()}`);</text:p>
      <text:p text:style-name="P1">console.log(`\n`)</text:p>
      <text:p text:style-name="P1">console.log(`(3) Expresion: ${x.toString()}`)</text:p>
      <text:p text:style-name="P1">console.log(`(3) Sustituir x por y: ${x.sust('x',new VariableLibre('y')).toString()}`)</text:p>
      <text:p text:style-name="P1">console.log(`(3) Sustituir y por z: ${x.sust('y',new VariableLibre('z')).toString()}`)</text:p>
      <text:p text:style-name="P1">console.log(`\n`)</text:p>
      <text:p text:style-name="P1">console.log(`(4) Expresion: ${funcionIdBool.toString()}`)</text:p>
      <text:p text:style-name="P1">console.log(`(4) Sustituir x por y: ${funcionIdBool.sust('x',new VariableLibre('y')).toString()}`)</text:p>
      <text:p text:style-name="P1">console.log(`\n`)</text:p>
      <text:p text:style-name="P1">console.log(`(5) Expresion: ${funcionQ.toString()}`)</text:p>
      <text:p text:style-name="P1">console.log(`(5) Sustituir x por y: ${funcionQ.sust('x',new VariableLibre('y')).toString()}`)</text:p>
      <text:p text:style-name="P1">console.log(`(5) Sustituir y por z: ${funcionQ.sust('y',new VariableLibre('z')).toString()}`)</text:p>
      <text:p text:style-name="P1"/>
      <text:p text:style-name="P1"/>
      <text:p text:style-name="P1">console.log(`===================================================================`)</text:p>
      <text:p text:style-name="P1">console.log(`reducir y Evaluar - Devuelven expresiones nuevas, no las modifica. Bool y Funcion no saben responder reducir.`)</text:p>
      <text:p text:style-name="P1">console.log(`===================================================================`)</text:p>
      <text:p text:style-name="P1">console.log(`(1) Expresion: ${esTrue.toString()}`)</text:p>
      <text:p text:style-name="P1">console.log(`(1) Reduccion: ${esTrue.reducir().toString()}`)</text:p>
      <text:p text:style-name="P1">console.log(`(1) Evaluacion: ${esTrue.evaluar().toString()}`)</text:p>
      <text:p text:style-name="P1">console.log(`\n`)</text:p>
      <text:p text:style-name="P1">console.log(`(4) Expresion: ${esTrueMNoValor.toString()}`);</text:p>
      <text:p text:style-name="P1">console.log(`(4) Reduccion: ${esTrueMNoValor.reducir().toString()}`);</text:p>
      <text:p text:style-name="P1">console.log(`(4) Evaluacion: ${esTrueMNoValor.evaluar().toString()}`);</text:p>
      <text:p text:style-name="P1">console.log(`\n`)</text:p>
      <text:p text:style-name="P1">console.log(`(5) Expresion: ${esTrueNNoValor.toString()}`);</text:p>
      <text:p text:style-name="P1">console.log(`(5) Reduccion: ${esTrueNNoValor.reducir().toString()}`);</text:p>
      <text:p text:style-name="P1">console.log(`(5) Evaluacion: ${esTrueNNoValor.evaluar().toString()}`);</text:p>
      <text:p text:style-name="P1"/>
      <text:p text:style-name="P1"/>
      <text:p text:style-name="P1">console.log(`===================================================================`)</text:p>
      <text:p text:style-name="P1">console.log(`Cadenas de prototipado`)</text:p>
      <text:p text:style-name="P1">console.log(`===================================================================`)</text:p>
      <text:p text:style-name="P1">console.log(`Bool - ${Bool.constructor.name} - ${Expresion.prototype.__proto__.constructor.name</text:p>
      <text:p text:style-name="P1">}`)</text:p>
      <text:p text:style-name="P1"/>
      <text:p text:style-name="P1">console.log(`Funcion - ${Funcion.prototype.__proto__.constructor.name} - ${Expresion.prototype.__proto__.constructor.name</text:p>
      <text:p text:style-name="P1"><text:soft-page-break/>} ` )</text:p>
      <text:p text:style-name="P1"/>
      <text:p text:style-name="P1">console.log(`TT - ${TT.constructor.name} - ${Constante.prototype.__proto__.constructor.name</text:p>
      <text:p text:style-name="P1">} - ${Valor.prototype.__proto__.constructor.name} - ${Expresion.prototype.__proto__.constructor.name</text:p>
      <text:p text:style-name="P1">} ` )</text:p>
      <text:p text:style-name="P1"/>
      <text:p text:style-name="P1">console.log(`FF - ${FF.constructor.name} - ${Constante.prototype.__proto__.constructor.name</text:p>
      <text:p text:style-name="P1">} - ${Valor.prototype.__proto__.constructor.name} - ${Expresion.prototype.__proto__.constructor.name</text:p>
      <text:p text:style-name="P1">} ` )</text:p>
      <text:p text:style-name="P1"/>
      <text:p text:style-name="P1">console.log(`Abstraccion - ${Abstraccion.prototype.__proto__.constructor.name} - ${Valor.prototype.__proto__.constructor.name</text:p>
      <text:p text:style-name="P1">} - ${Expresion.prototype.__proto__.constructor.name</text:p>
      <text:p text:style-name="P1">} ` )</text:p>
      <text:p text:style-name="P1"/>
      <text:p text:style-name="P1">console.log(`VariableLibre - ${VariableLibre.prototype.__proto__.constructor.name} - ${Expresion.prototype.__proto__.constructor.name</text:p>
      <text:p text:style-name="P1">} ` )</text:p>
      <text:p text:style-name="P1"/>
      <text:p text:style-name="P1"/>
      <text:p text:style-name="P1">console.log(`Aplicacion - ${Aplicacion.prototype.__proto__.constructor.name} - ${Expresion.prototype.__proto__.constructor.name</text:p>
      <text:p text:style-name="P1">} `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4c34" officeooo:paragraph-rsid="00184c3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 fo:background-color="transparent" draw:fill="none" draw:fill-color="#ffffff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JavasScript <text:tab/>Enzo Cioppettini y Gianfranco Zamboni <text:s text:c="2"/><text:tab/><text:page-number text:select-page="current">3</text:page-number>/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7:34:45.327080995</dc:date>
    <meta:editing-duration>PT5M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6" meta:paragraph-count="229" meta:word-count="734" meta:character-count="9195" meta:non-whitespace-character-count="8581"/>
  </office:meta>
</office:document-meta>
</file>